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Standar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eb94" officeooo:paragraph-rsid="000feb94"/>
    </style:style>
    <style:style style:name="P2" style:family="paragraph" style:parent-style-name="Text_20_body">
      <style:text-properties officeooo:rsid="00135d5b" officeooo:paragraph-rsid="00135d5b"/>
    </style:style>
    <style:style style:name="P3" style:family="paragraph" style:parent-style-name="Text_20_body">
      <style:text-properties officeooo:rsid="00135d5b" officeooo:paragraph-rsid="000d2055"/>
    </style:style>
    <style:style style:name="P4" style:family="paragraph" style:parent-style-name="Text_20_body">
      <style:text-properties officeooo:rsid="0013c287" officeooo:paragraph-rsid="0013c287"/>
    </style:style>
    <style:style style:name="P5" style:family="paragraph" style:parent-style-name="Text_20_body">
      <style:text-properties officeooo:rsid="0011a523" officeooo:paragraph-rsid="0011a523"/>
    </style:style>
    <style:style style:name="P6" style:family="paragraph" style:parent-style-name="Text_20_body">
      <style:text-properties officeooo:rsid="0018c3c0" officeooo:paragraph-rsid="0018c3c0"/>
    </style:style>
    <style:style style:name="P7" style:family="paragraph" style:parent-style-name="Text_20_body">
      <style:text-properties officeooo:rsid="0019caf6" officeooo:paragraph-rsid="0019caf6"/>
    </style:style>
    <style:style style:name="P8" style:family="paragraph" style:parent-style-name="Text_20_body">
      <style:text-properties officeooo:rsid="001c1110" officeooo:paragraph-rsid="001c1110"/>
    </style:style>
    <style:style style:name="P9" style:family="paragraph" style:parent-style-name="Text_20_body">
      <style:text-properties officeooo:rsid="001dddb2" officeooo:paragraph-rsid="001dddb2"/>
    </style:style>
    <style:style style:name="P10" style:family="paragraph" style:parent-style-name="Text_20_body">
      <style:text-properties officeooo:rsid="001f9537" officeooo:paragraph-rsid="001f9537"/>
    </style:style>
    <style:style style:name="P11" style:family="paragraph" style:parent-style-name="Text_20_body">
      <style:text-properties officeooo:paragraph-rsid="001dddb2"/>
    </style:style>
    <style:style style:name="P12" style:family="paragraph" style:parent-style-name="Text_20_body">
      <style:text-properties officeooo:paragraph-rsid="001fd48b"/>
    </style:style>
    <style:style style:name="P13" style:family="paragraph" style:parent-style-name="Text_20_body">
      <style:text-properties officeooo:rsid="0021c27f" officeooo:paragraph-rsid="0021c27f"/>
    </style:style>
    <style:style style:name="P14" style:family="paragraph" style:parent-style-name="Text_20_body">
      <style:text-properties officeooo:rsid="0022077b" officeooo:paragraph-rsid="0022077b"/>
    </style:style>
    <style:style style:name="P15" style:family="paragraph" style:parent-style-name="Text_20_body">
      <style:text-properties officeooo:rsid="0029f578" officeooo:paragraph-rsid="0029f578"/>
    </style:style>
    <style:style style:name="P16" style:family="paragraph" style:parent-style-name="Text_20_body">
      <style:text-properties officeooo:rsid="002b5ba6" officeooo:paragraph-rsid="002b5ba6"/>
    </style:style>
    <style:style style:name="P17" style:family="paragraph" style:parent-style-name="Text_20_body">
      <style:text-properties officeooo:rsid="002c8c40" officeooo:paragraph-rsid="002c8c40"/>
    </style:style>
    <style:style style:name="P18" style:family="paragraph" style:parent-style-name="Text_20_body">
      <style:text-properties officeooo:rsid="002de7bf" officeooo:paragraph-rsid="002de7bf"/>
    </style:style>
    <style:style style:name="P19" style:family="paragraph" style:parent-style-name="Quelltext">
      <style:text-properties officeooo:paragraph-rsid="0013c287"/>
    </style:style>
    <style:style style:name="P20" style:family="paragraph" style:parent-style-name="Quelltext">
      <style:text-properties officeooo:paragraph-rsid="001a70cb"/>
    </style:style>
    <style:style style:name="P21" style:family="paragraph" style:parent-style-name="Quelltext">
      <style:text-properties fo:font-weight="bold" style:font-weight-asian="bold" style:font-weight-complex="bold"/>
    </style:style>
    <style:style style:name="P22" style:family="paragraph" style:parent-style-name="Quelltext">
      <style:text-properties officeooo:paragraph-rsid="0023a6f9"/>
    </style:style>
    <style:style style:name="P23" style:family="paragraph" style:parent-style-name="Heading_20_3">
      <style:text-properties officeooo:rsid="00135d5b" officeooo:paragraph-rsid="0018c3c0"/>
    </style:style>
    <style:style style:name="P24" style:family="paragraph" style:parent-style-name="Heading_20_2">
      <style:text-properties officeooo:rsid="0011a523" officeooo:paragraph-rsid="0011a523"/>
    </style:style>
    <style:style style:name="P25" style:family="paragraph" style:parent-style-name="Text_20_body" style:list-style-name="L1">
      <style:text-properties officeooo:rsid="00135d5b" officeooo:paragraph-rsid="00135d5b"/>
    </style:style>
    <style:style style:name="P26" style:family="paragraph" style:parent-style-name="Text_20_body" style:list-style-name="L2">
      <style:text-properties officeooo:rsid="001dddb2" officeooo:paragraph-rsid="001dddb2"/>
    </style:style>
    <style:style style:name="T1" style:family="text">
      <style:text-properties officeooo:rsid="000feb94"/>
    </style:style>
    <style:style style:name="T2" style:family="text">
      <style:text-properties officeooo:rsid="00147a09"/>
    </style:style>
    <style:style style:name="T3" style:family="text">
      <style:text-properties officeooo:rsid="0018c3c0"/>
    </style:style>
    <style:style style:name="T4" style:family="text">
      <style:text-properties officeooo:rsid="001dddb2"/>
    </style:style>
    <style:style style:name="T5" style:family="text">
      <style:text-properties officeooo:rsid="00283024"/>
    </style:style>
    <style:style style:name="T6" style:family="text">
      <style:text-properties officeooo:rsid="00333d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ine ersten Schritte mit <text:span text:style-name="T1">Openstreetmap und Leaflet</text:span></text:h>
      <text:p text:style-name="P1">Im Internet gibt immer mehr Landkarten und Geodaten.</text:p>
      <text:p text:style-name="P5">Link zu Leaflet</text:p>
      <text:p text:style-name="P17">Todo keine Prolbme mit api key google.</text:p>
      <text:p text:style-name="P17"/>
      <text:h text:style-name="P24" text:outline-level="2">Die erste Karte auf der Website</text:h>
      <text:p text:style-name="P3">Um eine Karte mit Leaflet auf einer Internetseite anzuzeigen, reichen wenige Schritte aus:</text:p>
      <text:list xml:id="list882440394447102105" text:style-name="L1">
        <text:list-item>
          <text:p text:style-name="P25"><text:bookmark-start text:name="__DdeLink__32_1731769084"/>Integrieren Sie die notwendigen JavaScript und Cascading Style Sheet (CSS) Dateien.<text:bookmark-end text:name="__DdeLink__32_1731769084"/></text:p>
        </text:list-item>
        <text:list-item>
          <text:p text:style-name="P25">Erstellen Sie ein &lt;div&gt;-Element in dem die Karte angezeigt werden soll.</text:p>
        </text:list-item>
        <text:list-item>
          <text:p text:style-name="P25">Erstellen Sie das Karten-Objekt.</text:p>
        </text:list-item>
        <text:list-item>
          <text:p text:style-name="P25">F<text:bookmark-start text:name="__DdeLink__37_1731769084"/>ügen Sie einen Karten-Layer zur Karte hinzu<text:bookmark-end text:name="__DdeLink__37_1731769084"/>.</text:p>
        </text:list-item>
      </text:list>
      <text:p text:style-name="P2">Zunächst erstellen wir aber ein html-Datei, die Grundlage für die Beispiele sein wird.</text:p>
      <text:p text:style-name="Text_20_body">Todo Beispielcode?</text:p>
      <text:p text:style-name="Text_20_body"/>
      <text:p text:style-name="P19">&lt;!DOCTYPE html&gt;</text:p>
      <text:p text:style-name="P19">&lt;html&gt;</text:p>
      <text:p text:style-name="P19">&lt;head&gt;</text:p>
      <text:p text:style-name="P19">&lt;title&gt;<text:span text:style-name="T2">Meine Openstreetmap Karte</text:span>&lt;/title&gt;</text:p>
      <text:p text:style-name="P19">&lt;/head&gt;</text:p>
      <text:p text:style-name="P19">&lt;body&gt;</text:p>
      <text:p text:style-name="P20">&lt;/body&gt;</text:p>
      <text:p text:style-name="P20">&lt;/html&gt;</text:p>
      <text:p text:style-name="Text_20_body"/>
      <text:p text:style-name="P8">Ein Aufruf dieser Datei öffnet ein leeres Browserfenster. Nur der Titel ist der Leite.</text:p>
      <text:p text:style-name="P8">Todo Webserver lokal installieren.</text:p>
      <text:h text:style-name="P23" text:outline-level="3"><text:soft-page-break/>Integrieren Sie die notwendigen JavaScript und Cascading Style Sheet (CSS) Dateien</text:h>
      <text:p text:style-name="P7">Sie haben zwei Möglichkeiten die notwendigen Dateien zu integrieren.</text:p>
      <text:list xml:id="list5270849536023284" text:style-name="L2">
        <text:list-item>
          <text:p text:style-name="P26">Eine lokale Kopie</text:p>
        </text:list-item>
        <text:list-item>
          <text:p text:style-name="P26">Eine gehostet Kopie</text:p>
        </text:list-item>
      </text:list>
      <text:h text:style-name="Heading_20_4" text:outline-level="4">Eine lokale Kopie</text:h>
      <text:p text:style-name="P9">Xx</text:p>
      <text:p text:style-name="P10">Todo Download http://leafletjs.com/download.html</text:p>
      <text:h text:style-name="Heading_20_4" text:outline-level="4">Eine gehostet Kopie</text:h>
      <text:p text:style-name="P9">Xx</text:p>
      <text:p text:style-name="P9"/>
      <text:p text:style-name="Quelltext"><text:script xlink:href="https://unpkg.com/leaflet@1.1.0/dist/leaflet.js"/>&lt;!DOCTYPE html&gt;</text:p>
      <text:p text:style-name="Quelltext">&lt;html&gt;</text:p>
      <text:p text:style-name="Quelltext">&lt;head&gt;</text:p>
      <text:p text:style-name="P22">&lt;title&gt;<text:span text:style-name="T2">Meine Openstreetmap Karte</text:span>&lt;/title&gt;</text:p>
      <text:p text:style-name="P21">&lt;link rel="stylesheet" href="https://unpkg.com/leaflet@1.1.0/dist/leaflet.css"</text:p>
      <text:p text:style-name="P21"><text:s text:c="2"/>integrity="sha512-wcw6ts8Anuw10Mzh9Ytw4pylW8+NAD4ch3lqm9lzAsTxg0GFeJgoAtxuCLREZSC5lUXdVyo/7yfsqFjQ4S+aKw=="</text:p>
      <text:p text:style-name="P21"><text:s text:c="2"/>crossorigin=""/&gt;</text:p>
      <text:p text:style-name="P21">&lt;script src="https://unpkg.com/leaflet@1.1.0/dist/leaflet.js"</text:p>
      <text:p text:style-name="P21"><text:s text:c="2"/>integrity="sha512-mNqn2Wg7tSToJhvHcqfzLMU6J4mkOImSPTxVZAdo+lcPlk+GhZmYgACEe0x35K7YzW1zJ7XyJV/TT1MrdXvMcA=="</text:p>
      <text:p text:style-name="P21"><text:s text:c="2"/>crossorigin=""&gt;&lt;/script&gt;</text:p>
      <text:p text:style-name="Quelltext">&lt;/head&gt;</text:p>
      <text:p text:style-name="Quelltext">&lt;body&gt;</text:p>
      <text:p text:style-name="Quelltext">&lt;/body&gt;</text:p>
      <text:p text:style-name="Quelltext">&lt;/html&gt;</text:p>
      <text:p text:style-name="P12"/>
      <text:p text:style-name="P11"><text:span text:style-name="T4"><text:script xlink:href="https://unpkg.com/leaflet@1.1.0/dist/leaflet.js"/></text:span><text:span text:style-name="T4">xx</text:span></text:p>
      <text:p text:style-name="P13"><text:soft-page-break/>Auch jetzt sieht man noch nichts, wenn man die HTML-Datei im Browser aufruft.</text:p>
      <text:p text:style-name="P14">Todo Link http://leafletjs.com/download.html</text:p>
      <text:h text:style-name="Heading_20_3" text:outline-level="3">Erstellen Sie ein &lt;div&gt;-Element in dem die Karte angezeigt werden soll</text:h>
      <text:p text:style-name="P6">Xx</text:p>
      <text:p text:style-name="P6"/>
      <text:p text:style-name="Quelltext">&lt;!DOCTYPE html&gt;</text:p>
      <text:p text:style-name="Quelltext">&lt;html&gt;</text:p>
      <text:p text:style-name="Quelltext">&lt;head&gt;</text:p>
      <text:p text:style-name="Quelltext">&lt;title&gt;Meine Openstreetmap Karte&lt;/title&gt;</text:p>
      <text:p text:style-name="Quelltext">&lt;link rel="stylesheet" href="https://unpkg.com/leaflet@1.1.0/dist/leaflet.css"</text:p>
      <text:p text:style-name="Quelltext"><text:s text:c="2"/>integrity="sha512-wcw6ts8Anuw10Mzh9Ytw4pylW8+NAD4ch3lqm9lzAsTxg0GFeJgoAtxuCLREZSC5lUXdVyo/7yfsqFjQ4S+aKw=="</text:p>
      <text:p text:style-name="Quelltext"><text:s text:c="2"/>crossorigin=""/&gt;</text:p>
      <text:p text:style-name="Quelltext">&lt;script src="https://unpkg.com/leaflet@1.1.0/dist/leaflet.js"</text:p>
      <text:p text:style-name="Quelltext"><text:s text:c="2"/>integrity="sha512-mNqn2Wg7tSToJhvHcqfzLMU6J4mkOImSPTxVZAdo+lcPlk+GhZmYgACEe0x35K7YzW1zJ7XyJV/TT1MrdXvMcA=="</text:p>
      <text:p text:style-name="Quelltext"><text:s text:c="2"/>crossorigin=""&gt;&lt;/script&gt;</text:p>
      <text:p text:style-name="Quelltext">&lt;/head&gt;</text:p>
      <text:p text:style-name="Quelltext">&lt;body&gt;</text:p>
      <text:p text:style-name="P21">&lt;div style="height: 180px;" id="mapid"&gt;&lt;/div&gt;</text:p>
      <text:p text:style-name="Quelltext">&lt;/body&gt;</text:p>
      <text:p text:style-name="Quelltext">&lt;/html&gt;</text:p>
      <text:p text:style-name="P6"/>
      <text:p text:style-name="Text_20_body">Todo Tipp css in html inline damit man unt<text:span text:style-name="T5">e</text:span>rschiedliche karten in unterscheidlichen größen anzeigen kann.</text:p>
      <text:h text:style-name="Heading_20_3" text:outline-level="3"><text:span text:style-name="T3">E</text:span>rstellen Sie das Karten-Objekt</text:h>
      <text:p text:style-name="P15">Nun wird es spannend.</text:p>
      <text:p text:style-name="P15"/>
      <text:p text:style-name="P15"><text:soft-page-break/></text:p>
      <text:p text:style-name="P15"/>
      <text:p text:style-name="Quelltext">&lt;!DOCTYPE html&gt;</text:p>
      <text:p text:style-name="Quelltext">&lt;html&gt;</text:p>
      <text:p text:style-name="Quelltext">&lt;head&gt;</text:p>
      <text:p text:style-name="Quelltext">&lt;title&gt;Meine Openstreetmap Karte&lt;/title&gt;</text:p>
      <text:p text:style-name="Quelltext">&lt;link rel="stylesheet" href="https://unpkg.com/leaflet@1.1.0/dist/leaflet.css"</text:p>
      <text:p text:style-name="Quelltext"><text:s text:c="2"/>integrity="sha512-wcw6ts8Anuw10Mzh9Ytw4pylW8+NAD4ch3lqm9lzAsTxg0GFeJgoAtxuCLREZSC5lUXdVyo/7yfsqFjQ4S+aKw=="</text:p>
      <text:p text:style-name="Quelltext"><text:s text:c="2"/>crossorigin=""/&gt;</text:p>
      <text:p text:style-name="Quelltext">&lt;script src="https://unpkg.com/leaflet@1.1.0/dist/leaflet.js"</text:p>
      <text:p text:style-name="Quelltext"><text:s text:c="2"/>integrity="sha512-mNqn2Wg7tSToJhvHcqfzLMU6J4mkOImSPTxVZAdo+lcPlk+GhZmYgACEe0x35K7YzW1zJ7XyJV/TT1MrdXvMcA=="</text:p>
      <text:p text:style-name="Quelltext"><text:s text:c="2"/>crossorigin=""&gt;&lt;/script&gt;</text:p>
      <text:p text:style-name="Quelltext">&lt;/head&gt;</text:p>
      <text:p text:style-name="Quelltext">&lt;body&gt;</text:p>
      <text:p text:style-name="Quelltext">&lt;div style="height: 180px;" id="mapid"&gt;&lt;/div&gt;</text:p>
      <text:p text:style-name="P21">&lt;script&gt;</text:p>
      <text:p text:style-name="P21">var mymap = L.map('mapid').setView([51.505, -0.09], 13);</text:p>
      <text:p text:style-name="P21">&lt;/script&gt;</text:p>
      <text:p text:style-name="Quelltext">&lt;/body&gt;</text:p>
      <text:p text:style-name="Quelltext">&lt;/html&gt;</text:p>
      <text:p text:style-name="P18"/>
      <text:p text:style-name="P18"/>
      <text:p text:style-name="P16">Todo: Tipp Center und Zoom immer zuweisen.</text:p>
      <text:h text:style-name="Heading_20_3" text:outline-level="3"><text:span text:style-name="T6">F</text:span>ügen Sie einen Karten-Layer zur Karte hinzu</text:h>
      <text:p text:style-name="P6">Xx</text:p>
      <text:p text:style-name="P6"/>
      <text:p text:style-name="P6"/>
      <text:p text:style-name="Quelltext">&lt;!DOCTYPE html&gt;</text:p>
      <text:p text:style-name="Quelltext"><text:soft-page-break/>&lt;html&gt;</text:p>
      <text:p text:style-name="Quelltext">&lt;head&gt;</text:p>
      <text:p text:style-name="Quelltext">&lt;title&gt;Meine Openstreetmap Karte&lt;/title&gt;</text:p>
      <text:p text:style-name="Quelltext">&lt;link rel="stylesheet" href="https://unpkg.com/leaflet@1.1.0/dist/leaflet.css"</text:p>
      <text:p text:style-name="Quelltext"><text:s text:c="2"/>integrity="sha512-wcw6ts8Anuw10Mzh9Ytw4pylW8+NAD4ch3lqm9lzAsTxg0GFeJgoAtxuCLREZSC5lUXdVyo/7yfsqFjQ4S+aKw=="</text:p>
      <text:p text:style-name="Quelltext"><text:s text:c="2"/>crossorigin=""/&gt;</text:p>
      <text:p text:style-name="Quelltext">&lt;script src="https://unpkg.com/leaflet@1.1.0/dist/leaflet.js"</text:p>
      <text:p text:style-name="Quelltext"><text:s text:c="2"/>integrity="sha512-mNqn2Wg7tSToJhvHcqfzLMU6J4mkOImSPTxVZAdo+lcPlk+GhZmYgACEe0x35K7YzW1zJ7XyJV/TT1MrdXvMcA=="</text:p>
      <text:p text:style-name="Quelltext"><text:s text:c="2"/>crossorigin=""&gt;&lt;/script&gt;</text:p>
      <text:p text:style-name="Quelltext">&lt;/head&gt;</text:p>
      <text:p text:style-name="Quelltext">&lt;body&gt;</text:p>
      <text:p text:style-name="Quelltext">&lt;div style="height: 180px;" id="mapid"&gt;&lt;/div&gt;</text:p>
      <text:p text:style-name="Quelltext">&lt;script&gt;</text:p>
      <text:p text:style-name="Quelltext">var mymap = L.map('mapid').setView([51.505, -0.09], 13);</text:p>
      <text:p text:style-name="P21">L.tileLayer('http://{s}.tile.osm.org/{z}/{x}/{y}.png').addTo(mymap);</text:p>
      <text:p text:style-name="Quelltext">&lt;/script&gt;</text:p>
      <text:p text:style-name="Quelltext">&lt;/body&gt;</text:p>
      <text:p text:style-name="Quelltext">&lt;/html&gt;</text:p>
      <text:p text:style-name="P18"/>
      <text:h text:style-name="Heading_20_2" text:outline-level="2"><text:soft-page-break/>Schöne Kartenlayer</text:h>
      <text:h text:style-name="Heading_20_2" text:outline-level="2">Die Karte mit Daten bestücken</text:h>
      <text:h text:style-name="Heading_20_2" text:outline-level="2">Auf der Karte Malen</text:h>
      <text:h text:style-name="Heading_20_2" text:outline-level="2">Mulitpolyline Multipoligones</text:h>
      <text:h text:style-name="Heading_20_2" text:outline-level="2">Daten Gruppierne in Layern</text:h>
      <text:h text:style-name="Heading_20_2" text:outline-level="2">Popups</text:h>
      <text:h text:style-name="Heading_20_2" text:outline-level="2">Mobil</text:h>
      <text:h text:style-name="Heading_20_2" text:outline-level="2">Events</text:h>
      <text:h text:style-name="Heading_20_1" text:outline-level="1">GeoJson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Standar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Verdana" fo:font-family="Verdana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Verdana" fo:font-family="Verdana" style:font-style-name="Standard" style:font-family-generic="swiss" style:font-pitch="variable" fo:font-size="15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Verdana1" fo:font-family="Verdana" style:font-style-name="Fett" style:font-family-generic="swiss" style:font-pitch="variable" fo:font-size="135%" fo:font-style="normal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Verdana" fo:font-family="Verdana" style:font-style-name="Standard" style:font-family-generic="swiss" style:font-pitch="variable" fo:font-size="120%" fo:font-weight="normal" style:font-size-asian="101%" style:font-weight-asian="bold" style:font-size-complex="101%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Quelltext" style:family="paragraph" style:parent-style-name="Text_20_body" style:master-page-name="">
      <style:paragraph-properties fo:margin-top="0cm" fo:margin-bottom="0cm" loext:contextual-spacing="false" fo:line-height="150%" style:page-number="auto" fo:padding="0.049cm" fo:border-left="4.99pt solid #b2b2b2" fo:border-right="none" fo:border-top="none" fo:border-bottom="none" style:shadow="none"/>
      <style:text-properties style:font-name="Courier New" fo:font-family="'Courier New'" style:font-style-name="Standard" style:font-family-generic="modern" style:font-pitch="fixe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Verdana1" fo:font-family="Verdana" style:font-style-name="Fett" style:font-family-generic="swiss" style:font-pitch="variable"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16:09.778962062</meta:creation-date>
    <meta:generator>LibreOffice/5.1.6.2$Linux_X86_64 LibreOffice_project/10m0$Build-2</meta:generator>
    <dc:date>2017-07-19T11:16:01.360646408</dc:date>
    <meta:editing-duration>PT2H5M16S</meta:editing-duration>
    <meta:editing-cycles>34</meta:editing-cycles>
    <meta:document-statistic meta:table-count="0" meta:image-count="0" meta:object-count="0" meta:page-count="6" meta:paragraph-count="117" meta:word-count="361" meta:character-count="4025" meta:non-whitespace-character-count="3755"/>
  </office:meta>
</office:document-meta>
</file>